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bcf6" officeooo:paragraph-rsid="000ebcf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6fb3" officeooo:paragraph-rsid="001415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158e" officeooo:paragraph-rsid="0014154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0ebcf6" officeooo:paragraph-rsid="000ebcf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06fb3" officeooo:paragraph-rsid="0014154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6fb3" officeooo:paragraph-rsid="00106fb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2158e" officeooo:paragraph-rsid="0014154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161683" officeooo:paragraph-rsid="0016168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2b953" officeooo:paragraph-rsid="0014154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b953" officeooo:paragraph-rsid="0012b953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officeooo:rsid="0017e4ff" officeooo:paragraph-rsid="0017e4f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106fb3" officeooo:paragraph-rsid="0014154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2158e" officeooo:paragraph-rsid="0014154f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2158e" officeooo:paragraph-rsid="0012158e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2b953" officeooo:paragraph-rsid="0014154f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officeooo:paragraph-rsid="0014154f"/>
    </style:style>
    <style:style style:name="P17" style:family="paragraph" style:parent-style-name="Standard" style:list-style-name="L1">
      <style:text-properties officeooo:rsid="00160a60" officeooo:paragraph-rsid="00160a60"/>
    </style:style>
    <style:style style:name="P18" style:family="paragraph" style:parent-style-name="Standard" style:list-style-name="L1">
      <style:text-properties officeooo:rsid="0014154f" officeooo:paragraph-rsid="00160a60"/>
    </style:style>
    <style:style style:name="P19" style:family="paragraph" style:parent-style-name="Standard" style:list-style-name="L2">
      <style:text-properties officeooo:rsid="001613bf" officeooo:paragraph-rsid="0016168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cbb26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1" style:family="text">
      <style:text-properties officeooo:rsid="0017e4f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I</text:span>zdavanje radnog naloga</text:p>
      <text:p text:style-name="P1"/>
      <text:p text:style-name="P2"><text:span text:style-name="T1">1. Kratak opis: </text:span><text:span text:style-name="T2">Procedura izdavanja radnog naloga od strane menadžera proizvodnje </text:span><text:span text:style-name="T3">šefu smene</text:span><text:span text:style-name="T2"> na osnovu porudžbina, kao i trenutnog stanja sirovina u magacinu.</text:span></text:p>
      <text:p text:style-name="P5"/>
      <text:p text:style-name="P12">2. Učesnici:</text:p>
      <text:p text:style-name="P2"><text:span text:style-name="T2"><text:tab/>Menadžer proizvodnje – želi </text:span><text:span text:style-name="T3">brz pristup bazama porudžbina i sirovina na osnovu kojih <text:tab/>određuje šta će se sledeće proizvoditi</text:span></text:p>
      <text:p text:style-name="P7"><text:tab/>Šef smene – želi brzo izdavanje radnog naloga</text:p>
      <text:p text:style-name="P7"/>
      <text:p text:style-name="P3"><text:span text:style-name="T1">3. Preduslovi: </text:span><text:span text:style-name="T2">baze podataka su ažurne i omogućen im je pristup, </text:span><text:span text:style-name="T6">štampač je u funkcionalnom stanju</text:span></text:p>
      <text:p text:style-name="P7"/>
      <text:p text:style-name="P3"><text:span text:style-name="T1">4. Postuslovi: </text:span><text:span text:style-name="T7">izdat</text:span><text:span text:style-name="T2"> je radni nalog</text:span></text:p>
      <text:p text:style-name="P7"/>
      <text:p text:style-name="P13">5. Osnovni tok:</text:p>
      <text:list xml:id="list5961202579104601049" text:style-name="L1">
        <text:list-item>
          <text:p text:style-name="P16"><text:span text:style-name="T4">Menadžer proizvodnje pristupa baz</text:span><text:span text:style-name="T5">i</text:span><text:span text:style-name="T4"> porudžbina </text:span><text:span text:style-name="T9">i</text:span><text:span text:style-name="T8"> preuzima prvu sledeću porudžbinu</text:span></text:p>
        </text:list-item>
        <text:list-item>
          <text:p text:style-name="P17"><text:span text:style-name="T4">M</text:span><text:span text:style-name="T2">enadžer </text:span><text:span text:style-name="T8">proverava da li u magacinu ima dovoljno sirovina za realizaciju date porudžbine</text:span></text:p>
        </text:list-item>
        <text:list-item>
          <text:p text:style-name="P18"><text:span text:style-name="T4">M</text:span><text:span text:style-name="T2">enadžer proizvodnje </text:span><text:span text:style-name="T5">donosi odluku o </text:span><text:span text:style-name="T8">delu porudžbine koji će biti realizovan</text:span></text:p>
        </text:list-item>
        <text:list-item>
          <text:p text:style-name="P18"><text:span text:style-name="T5">Sistem</text:span><text:span text:style-name="T2"> štampa radni nalog</text:span></text:p>
        </text:list-item>
        <text:list-item>
          <text:p text:style-name="P8">Menadžer proizvodnje šalje radni nalog šefu smene</text:p>
        </text:list-item>
      </text:list>
      <text:p text:style-name="P9"/>
      <text:p text:style-name="P15">6. Alternativni tok:</text:p>
      <text:list xml:id="list2247094243272804247" text:style-name="L2">
        <text:list-header>
          <text:p text:style-name="P19"><text:span text:style-name="T10">3: Nedovoljna količina sirovina u bazi: </text:span><text:span text:style-name="T8">Sistem i</text:span><text:span text:style-name="T2">zdaje upozorenje korisniku. </text:span><text:span text:style-name="T8">Slučaj upotrebe</text:span><text:span text:style-name="T2"> se </text:span><text:span text:style-name="T8">nastavlja na</text:span><text:span text:style-name="T2"> korak</text:span><text:span text:style-name="T8">u</text:span><text:span text:style-name="T2"> 3.</text:span></text:p>
          <text:p text:style-name="P11"/>
        </text:list-header>
      </text:list>
      <text:p text:style-name="P10"/>
      <text:p text:style-name="P14"><text:tab/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35:58.253290256</meta:creation-date>
    <dc:date>2017-11-03T16:16:54.743364396</dc:date>
    <meta:editing-duration>PT40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48" meta:character-count="978" meta:non-whitespace-character-count="844"/>
  </office:meta>
</office:document-meta>
</file>